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2.384cm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1cm" fo:min-width="0.984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6.284cm" svg:height="3.02cm" svg:x="14.216cm" svg:y="5.1cm">
              <text:p/>
              <draw:enhanced-geometry svg:viewBox="0 0 21600 21600" draw:type="rectangle" draw:enhanced-path="M 0 0 L 21600 0 21600 21600 0 21600 0 0 Z N"/>
            </draw:custom-shape>
            <draw:g>
              <draw:polygon draw:style-name="gr1" draw:text-style-name="P1" draw:layer="layout" svg:width="0.999cm" svg:height="1.499cm" svg:x="16.1cm" svg:y="5.72cm" svg:viewBox="0 0 1000 1500" draw:points="0,1500 0,0 1000,0 1000,1500">
                <text:p/>
              </draw:polygon>
              <draw:polygon draw:style-name="gr1" draw:text-style-name="P1" draw:layer="layout" svg:width="0.749cm" svg:height="0.327cm" svg:x="15.8cm" svg:y="6.001cm" svg:viewBox="0 0 750 328" draw:points="0,328 0,0 750,0 750,328">
                <text:p/>
              </draw:polygon>
              <draw:polygon draw:style-name="gr1" draw:text-style-name="P1" draw:layer="layout" svg:width="0.749cm" svg:height="0.327cm" svg:x="15.8cm" svg:y="6.611cm" svg:viewBox="0 0 750 328" draw:points="0,328 0,0 750,0 750,328">
                <text:p/>
              </draw:polygon>
            </draw:g>
            <draw:g>
              <draw:polygon draw:style-name="gr1" draw:text-style-name="P1" draw:layer="layout" svg:width="0.999cm" svg:height="1.499cm" svg:x="19.1cm" svg:y="5.72cm" svg:viewBox="0 0 1000 1500" draw:points="0,1500 0,0 1000,0 1000,1500">
                <text:p/>
              </draw:polygon>
              <draw:polygon draw:style-name="gr1" draw:text-style-name="P1" draw:layer="layout" svg:width="0.749cm" svg:height="0.327cm" svg:x="18.8cm" svg:y="6.001cm" svg:viewBox="0 0 750 328" draw:points="0,328 0,0 750,0 750,328">
                <text:p/>
              </draw:polygon>
              <draw:polygon draw:style-name="gr1" draw:text-style-name="P1" draw:layer="layout" svg:width="0.749cm" svg:height="0.327cm" svg:x="18.8cm" svg:y="6.611cm" svg:viewBox="0 0 750 328" draw:points="0,328 0,0 750,0 750,328">
                <text:p/>
              </draw:polygon>
            </draw:g>
            <draw:g>
              <draw:polygon draw:style-name="gr1" draw:text-style-name="P1" draw:layer="layout" svg:width="0.999cm" svg:height="1.499cm" svg:x="17.6cm" svg:y="5.72cm" svg:viewBox="0 0 1000 1500" draw:points="0,1500 0,0 1000,0 1000,1500">
                <text:p/>
              </draw:polygon>
              <draw:polygon draw:style-name="gr1" draw:text-style-name="P1" draw:layer="layout" svg:width="0.749cm" svg:height="0.327cm" svg:x="17.3cm" svg:y="6.001cm" svg:viewBox="0 0 750 328" draw:points="0,328 0,0 750,0 750,328">
                <text:p/>
              </draw:polygon>
              <draw:polygon draw:style-name="gr1" draw:text-style-name="P1" draw:layer="layout" svg:width="0.749cm" svg:height="0.327cm" svg:x="17.3cm" svg:y="6.611cm" svg:viewBox="0 0 750 328" draw:points="0,328 0,0 750,0 750,328">
                <text:p/>
              </draw:polygon>
            </draw:g>
          </draw:g>
          <draw:frame draw:style-name="gr2" draw:text-style-name="P2" draw:layer="layout" svg:width="1.8cm" svg:height="0.62cm" svg:x="14.3cm" svg:y="5.1cm">
            <draw:text-box>
              <text:p><text:span text:style-name="T1">Диспетчер</text:span></text:p>
            </draw:text-box>
          </draw:frame>
        </draw:g>
        <draw:custom-shape draw:style-name="gr3" draw:text-style-name="P1" draw:layer="layout" svg:width="10.87cm" svg:height="0.7cm" svg:x="10.26cm" svg:y="10.303cm">
          <text:p text:style-name="P1">Синхронная ESB (JbossESB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1.7cm" svg:x="16.5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4" draw:text-style-name="P1" draw:layer="layout" svg:width="0.5cm" svg:height="2cm" svg:x="16.7cm" svg:y="3.04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" draw:text-style-name="P3" draw:layer="layout" svg:width="1.742cm" svg:height="0.569cm" draw:transform="rotate (1.5707963267949) translate (16.2cm 4.642cm)">
            <draw:text-box>
              <text:p><text:span text:style-name="T2">Протокол</text:span></text:p>
            </draw:text-box>
          </draw:frame>
        </draw:g>
        <draw:g>
          <draw:custom-shape draw:style-name="gr4" draw:text-style-name="P1" draw:layer="layout" svg:width="0.5cm" svg:height="2cm" svg:x="18.2cm" svg:y="3.04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" draw:text-style-name="P3" draw:layer="layout" svg:width="1.742cm" svg:height="0.569cm" draw:transform="rotate (1.5707963267949) translate (17.7cm 4.642cm)">
            <draw:text-box>
              <text:p><text:span text:style-name="T2">Протокол</text:span></text:p>
            </draw:text-box>
          </draw:frame>
        </draw:g>
        <draw:g>
          <draw:custom-shape draw:style-name="gr4" draw:text-style-name="P1" draw:layer="layout" svg:width="0.5cm" svg:height="2cm" svg:x="19.7cm" svg:y="3.14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" draw:text-style-name="P3" draw:layer="layout" svg:width="1.742cm" svg:height="0.569cm" draw:transform="rotate (1.5707963267949) translate (19.2cm 4.742cm)">
            <draw:text-box>
              <text:p><text:span text:style-name="T2">Протокол</text:span></text:p>
            </draw:text-box>
          </draw:frame>
        </draw:g>
        <draw:custom-shape draw:style-name="gr4" draw:text-style-name="P1" draw:layer="layout" svg:width="0.5cm" svg:height="1.7cm" svg:x="1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4.13cm" svg:height="0.569cm" svg:x="15.4cm" svg:y="8.6cm">
          <draw:text-box>
            <text:p><text:span text:style-name="T2">Реализованные сообщения</text:span></text:p>
          </draw:text-box>
        </draw:frame>
        <draw:custom-shape draw:style-name="gr6" draw:text-style-name="P4" draw:layer="layout" svg:width="0.484cm" svg:height="0.5cm" svg:x="16.5cm" svg:y="8.1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84cm" svg:height="0.5cm" svg:x="16.716cm" svg:y="2.6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84cm" svg:height="0.5cm" svg:x="18.2cm" svg:y="2.6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84cm" svg:height="0.5cm" svg:x="18cm" svg:y="8.1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84cm" svg:height="0.5cm" svg:x="19.7cm" svg:y="2.7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cm" svg:height="2.4cm" svg:x="22cm" svg:y="5.5cm">
          <text:p text:style-name="P1"><text:span text:style-name="T2">Первичные данные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1.3cm" svg:height="0.5cm" svg:x="20.7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3cm" svg:height="0.5cm" svg:x="20.7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3cm" svg:height="0.5cm" svg:x="20.7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ath draw:style-name="gr8" draw:text-style-name="P1" draw:layer="layout" svg:width="1.599cm" svg:height="0.899cm" svg:x="26.3cm" svg:y="7.4cm" svg:viewBox="0 0 1600 900" svg:d="m0 200v-200h1600v200zm0 700v-700h1600v700zm300-700v700zm300 0v700zm200 0v700zm200 0v700zm300 0v700z">
            <text:p/>
          </draw:path>
          <draw:path draw:style-name="gr8" draw:text-style-name="P1" draw:layer="layout" svg:width="1.599cm" svg:height="0.899cm" svg:x="26.3cm" svg:y="6.4cm" svg:viewBox="0 0 1600 900" svg:d="m0 200v-200h1600v200zm0 700v-700h1600v700zm300-700v700zm300 0v700zm200 0v700zm200 0v700zm300 0v700z">
            <text:p/>
          </draw:path>
          <draw:path draw:style-name="gr8" draw:text-style-name="P1" draw:layer="layout" svg:width="1.599cm" svg:height="0.899cm" svg:x="26.3cm" svg:y="5.4cm" svg:viewBox="0 0 1600 900" svg:d="m0 200v-200h1600v200zm0 700v-700h1600v700zm300-700v700zm300 0v700zm200 0v700zm200 0v700zm300 0v700z">
            <text:p/>
          </draw:path>
          <draw:custom-shape draw:style-name="gr6" draw:text-style-name="P4" draw:layer="layout" svg:width="0.484cm" svg:height="0.5cm" svg:x="26.016cm" svg:y="5.3cm">
            <text:p text:style-name="P1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84cm" svg:height="0.5cm" svg:x="26cm" svg:y="6.3cm">
            <text:p text:style-name="P1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84cm" svg:height="0.5cm" svg:x="26.016cm" svg:y="7.3cm">
            <text:p text:style-name="P1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571cm" svg:height="2.608cm" svg:x="10.719cm" svg:y="13.1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9" draw:text-style-name="P3" draw:layer="layout" svg:width="2.119cm" svg:height="0.569cm" svg:x="10.706cm" svg:y="13.161cm">
            <draw:text-box>
              <text:p><text:span text:style-name="T2">ГИС Сервер</text:span></text:p>
            </draw:text-box>
          </draw:frame>
        </draw:g>
        <draw:g>
          <draw:polygon draw:style-name="gr1" draw:text-style-name="P1" draw:layer="layout" svg:width="0.999cm" svg:height="1.499cm" svg:x="13.019cm" svg:y="13.476cm" svg:viewBox="0 0 1000 1500" draw:points="0,1500 0,0 1000,0 1000,1500">
            <text:p/>
          </draw:polygon>
          <draw:polygon draw:style-name="gr1" draw:text-style-name="P1" draw:layer="layout" svg:width="0.749cm" svg:height="0.327cm" svg:x="12.719cm" svg:y="13.757cm" svg:viewBox="0 0 750 328" draw:points="0,328 0,0 750,0 750,328">
            <text:p/>
          </draw:polygon>
          <draw:polygon draw:style-name="gr1" draw:text-style-name="P1" draw:layer="layout" svg:width="0.749cm" svg:height="0.327cm" svg:x="12.719cm" svg:y="14.367cm" svg:viewBox="0 0 750 328" draw:points="0,328 0,0 750,0 750,328">
            <text:p/>
          </draw:polygon>
        </draw:g>
        <draw:g>
          <draw:custom-shape draw:style-name="gr4" draw:text-style-name="P1" draw:layer="layout" svg:width="0.6cm" svg:height="1.6cm" svg:x="13.125cm" svg:y="11.4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484cm" svg:height="0.5cm" svg:x="13.178cm" svg:y="11.261cm">
            <text:p text:style-name="P1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3.355cm" svg:height="0.569cm" svg:x="16.457cm" svg:y="7.117cm">
          <draw:text-box>
            <text:p><text:span text:style-name="T2">Компонент протокола</text:span></text:p>
          </draw:text-box>
        </draw:frame>
        <draw:custom-shape draw:style-name="gr7" draw:text-style-name="P5" draw:layer="layout" svg:width="4cm" svg:height="2.4cm" svg:x="4.221cm" svg:y="13.544cm">
          <text:p text:style-name="P1"><text:span text:style-name="T2">Мониторинг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2.355cm" svg:height="0.662cm" svg:x="8.308cm" svg:y="14.3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484cm" svg:height="0.5cm" svg:x="10.256cm" svg:y="14.424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9T01:10:17.74</meta:creation-date>
    <dc:date>2013-01-19T19:42:16.93</dc:date>
    <meta:editing-duration>PT13M16S</meta:editing-duration>
    <meta:editing-cycles>2</meta:editing-cycles>
    <meta:generator>LibreOffice/3.6$Windows_x86 LibreOffice_project/2ef5aff-a6fb0ff-166bdff-cf087ad-0f1389</meta:generator>
    <meta:document-statistic meta:object-count="59"/>
  </office:meta>
</office:document-meta>
</file>